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topia-Bold" svg:font-family="Utopia-Bold"/>
    <style:font-face style:name="Utopia-Regular" svg:font-family="Utopia-Regular"/>
    <style:font-face style:name="Utopia-Italic" svg:font-family="Utopia-Italic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000000" style:font-name="Utopia-Bold" style:font-name-asian="Utopia-Bold" style:font-name-complex="Utopia-Bold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000000" style:font-name="Utopia-Regular" style:font-name-asian="Utopia-Regular" style:font-name-complex="Utopia-Regular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000000"/>
    </style:style>
    <style:style style:name="T1" style:family="text" style:parent-style-name="Default">
      <style:text-properties fo:color="#000000" style:text-line-through-style="none" style:font-name="Utopia-Regular" style:font-name-asian="Utopia-Regular" style:font-name-complex="Utopia-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Utopia-Italic" style:font-name-asian="Utopia-Italic" style:font-name-complex="Utopia-Italic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10986111111111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3.31611111111111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3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Hyperparameter<text:s/></text:p>
          </table:table-cell>
          <table:table-cell office:value-type="string" table:style-name="ce3">
            <text:p>Final values (Encoder)</text:p>
          </table:table-cell>
          <table:table-cell office:value-type="string" table:style-name="ce3">
            <text:p>Final values (Decoder)</text:p>
          </table:table-cell>
          <table:table-cell office:value-type="string" table:style-name="ce3">
            <text:p>Search Spa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<text:span text:style-name="T2">Batch size</text:span></text:p>
          </table:table-cell>
          <table:table-cell office:value-type="float" office:value="250" table:style-name="ce4">
            <text:p>250</text:p>
          </table:table-cell>
          <table:table-cell office:value-type="float" office:value="125" table:style-name="ce4">
            <text:p>125</text:p>
          </table:table-cell>
          <table:table-cell office:value-type="string" table:style-name="ce4">
            <text:p>{16,32,64,125, 250,500,1000}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rning rate</text:p>
          </table:table-cell>
          <table:table-cell office:value-type="string" table:style-name="ce4">
            <text:p>0.0042</text:p>
          </table:table-cell>
          <table:table-cell office:value-type="string" table:style-name="ce4">
            <text:p>0.0016</text:p>
          </table:table-cell>
          <table:table-cell office:value-type="string" table:style-name="ce4">
            <text:p>[0.0001,0.01]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pan text:style-name="T1">Dimension</text:span><text:span text:style-name="T3"><text:s/></text:span><text:span text:style-name="T1">of the latent state</text:span>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{1,2,...,30}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mber of layers of neural network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{1,2,...,20}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<text:span text:style-name="T1">Maximum number of units of the neural network +<text:s/></text:span><text:span text:style-name="T3">P<text:s/></text:span><text:span text:style-name="T1">of<text:s/></text:span><text:span text:style-name="T3">F</text:span></text:p>
          </table:table-cell>
          <table:table-cell office:value-type="float" office:value="578" table:style-name="ce4">
            <text:p>578</text:p>
          </table:table-cell>
          <table:table-cell office:value-type="float" office:value="802" table:style-name="ce4">
            <text:p>802</text:p>
          </table:table-cell>
          <table:table-cell office:value-type="string" table:style-name="ce4">
            <text:p>{1,2,...,1000}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tivation function of the neural network</text:p>
          </table:table-cell>
          <table:table-cell office:value-type="string" table:style-name="ce4">
            <text:p>leakyrelu</text:p>
          </table:table-cell>
          <table:table-cell office:value-type="string" table:style-name="ce4">
            <text:p>leakyrelu</text:p>
          </table:table-cell>
          <table:table-cell office:value-type="string" table:style-name="ce4">
            <text:p>{leakyrelu,tanh, sigmoid,identity}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<text:span text:style-name="T1">Maximum number of units of<text:s/></text:span><text:span text:style-name="T3">h</text:span>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{1,2,...,6}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<text:span text:style-name="T1">Number of layers of<text:s/></text:span><text:span text:style-name="T3">h</text:span></text:p>
          </table:table-cell>
          <table:table-cell office:value-type="float" office:value="128" table:style-name="ce4">
            <text:p>128</text:p>
          </table:table-cell>
          <table:table-cell office:value-type="float" office:value="798" table:style-name="ce4">
            <text:p>798</text:p>
          </table:table-cell>
          <table:table-cell office:value-type="string" table:style-name="ce4">
            <text:p>{1,2,...,1000}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<text:span text:style-name="T1">Activation function of<text:s/></text:span><text:span text:style-name="T3">h</text:span></text:p>
          </table:table-cell>
          <table:table-cell office:value-type="string" table:style-name="ce4">
            <text:p>tanh</text:p>
          </table:table-cell>
          <table:table-cell office:value-type="string" table:style-name="ce4">
            <text:p>leakyrelu</text:p>
          </table:table-cell>
          <table:table-cell office:value-type="string" table:style-name="ce4">
            <text:p>{leakyrelu,tanh, sigmoid,identity}</text:p>
          </table:table-cell>
          <table:table-cell table:number-columns-repeated="16380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topia-Bold" svg:font-family="Utopia-Bold"/>
    <style:font-face style:name="Utopia-Regular" svg:font-family="Utopia-Regular"/>
    <style:font-face style:name="Utopia-Italic" svg:font-family="Utopia-Italic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dc:creator>wendland</dc:creator>
    <meta:creation-date>2024-11-28T13:50:06Z</meta:creation-date>
    <dc:date>2025-04-09T10:36:33Z</dc:date>
    <meta:editing-cycles>1</meta:editing-cycles>
    <meta:editing-duration>PT0S</meta:editing-duration>
  </office:meta>
</office:document-meta>
</file>